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xml:id="id3" draw:id="id3" draw:layer="layout" svg:width="5.2cm" svg:height="1.8cm" svg:x="9.8cm" svg:y="5.3cm">
            <text:p text:style-name="P1"><text:span text:style-name="T1">annotation set:</text:span></text:p>
            <text:p text:style-name="P1"><text:span text:style-name="T1">(e.g : exon,gene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1.8cm" svg:height="2cm" svg:x="1cm" svg:y="5.2cm">
            <text:p text:style-name="P2"><text:span text:style-name="T2">GFF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2" xml:id="id6" draw:id="id6" draw:layer="layout" svg:width="1.8cm" svg:height="2cm" svg:x="1cm" svg:y="9.2cm">
            <text:p text:style-name="P2"><text:span text:style-name="T2">BAM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3" xml:id="id2" draw:id="id2" draw:layer="layout" svg:width="4.4cm" svg:height="1.8cm" svg:x="4cm" svg:y="5.3cm">
            <text:p text:style-name="P3"><text:span text:style-name="T3">genomInterva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8" draw:id="id8" draw:layer="layout" svg:width="5.2cm" svg:height="1.8cm" svg:x="9.8cm" svg:y="9.3cm">
            <text:p text:style-name="P1"><text:span text:style-name="T1">aligned read</text:span></text:p>
            <text:p text:style-name="P1"><text:span text:style-name="T1">informat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7" draw:id="id7" draw:layer="layout" svg:width="4.4cm" svg:height="1.8cm" svg:x="4cm" svg:y="9.3cm">
            <text:p text:style-name="P3"><text:span text:style-name="T3">shortRead,</text:span></text:p>
            <text:p text:style-name="P3"><text:span text:style-name="T3">Rsamtoo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4" draw:id="id4" draw:layer="layout" svg:width="4.8cm" svg:height="1.8cm" svg:x="16.2cm" svg:y="5.3cm">
            <text:p text:style-name="P4"><text:span text:style-name="T4">genic annotation:</text:span></text:p>
            <text:p text:style-name="P4"><text:span text:style-name="T3">Iranges, </text:span></text:p>
            <text:p text:style-name="P4"><text:span text:style-name="T3">GenomicRan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9" draw:id="id9" draw:layer="layout" svg:width="4.8cm" svg:height="1.8cm" svg:x="16.2cm" svg:y="9.3cm">
            <text:p text:style-name="P4"><text:span text:style-name="T4">read coverage:</text:span></text:p>
            <text:p text:style-name="P4"><text:span text:style-name="T3">Iranges, </text:span></text:p>
            <text:p text:style-name="P4"><text:span text:style-name="T3">GenomicRan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5" draw:id="id5" draw:layer="layout" svg:width="4.8cm" svg:height="2.8cm" svg:x="22.6cm" svg:y="5.4cm">
            <text:p text:style-name="P4"><text:span text:style-name="T4">Read count </text:span></text:p>
            <text:p text:style-name="P4"><text:span text:style-name="T4">summarization:</text:span></text:p>
            <text:p text:style-name="P4"><text:span text:style-name="T3">Iranges, </text:span></text:p>
            <text:p text:style-name="P4"><text:span text:style-name="T3">GenomicRan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10" draw:id="id10" draw:layer="layout" svg:width="4.4cm" svg:height="1.8cm" svg:x="22.8cm" svg:y="9.2cm">
            <text:p text:style-name="P2"><text:span text:style-name="T2">Count table</text:span></text:p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draw:type="line" svg:x1="2.8cm" svg:y1="6.2cm" svg:x2="4cm" svg:y2="6.2cm" draw:start-shape="id1" draw:start-glue-point="7" draw:end-shape="id2" draw:end-glue-point="3" svg:d="M2800 6200h1200" svg:viewBox="0 0 1201 1">
            <text:p/>
          </draw:connector>
          <draw:connector draw:style-name="gr5" draw:text-style-name="P5" draw:layer="layout" draw:type="line" svg:x1="8.4cm" svg:y1="6.2cm" svg:x2="9.8cm" svg:y2="6.2cm" draw:start-shape="id2" draw:start-glue-point="1" draw:end-shape="id3" draw:end-glue-point="3" svg:d="M8400 6200h1400" svg:viewBox="0 0 1401 1">
            <text:p/>
          </draw:connector>
          <draw:connector draw:style-name="gr5" draw:text-style-name="P5" draw:layer="layout" draw:type="line" svg:x1="15cm" svg:y1="6.2cm" svg:x2="16.2cm" svg:y2="6.2cm" draw:start-shape="id3" draw:start-glue-point="1" draw:end-shape="id4" draw:end-glue-point="3" svg:d="M15000 6200h1200" svg:viewBox="0 0 1201 1">
            <text:p/>
          </draw:connector>
          <draw:connector draw:style-name="gr5" draw:text-style-name="P5" draw:layer="layout" draw:type="line" svg:x1="21cm" svg:y1="6.2cm" svg:x2="22.6cm" svg:y2="6.8cm" draw:start-shape="id4" draw:start-glue-point="1" draw:end-shape="id5" draw:end-glue-point="3" svg:d="M21000 6200l1600 600" svg:viewBox="0 0 1601 601">
            <text:p/>
          </draw:connector>
          <draw:connector draw:style-name="gr5" draw:text-style-name="P5" draw:layer="layout" draw:type="line" svg:x1="2.8cm" svg:y1="10.2cm" svg:x2="4cm" svg:y2="10.2cm" draw:start-shape="id6" draw:start-glue-point="7" draw:end-shape="id7" draw:end-glue-point="3" svg:d="M2800 10200h1200" svg:viewBox="0 0 1201 1">
            <text:p/>
          </draw:connector>
          <draw:connector draw:style-name="gr5" draw:text-style-name="P5" draw:layer="layout" draw:type="line" svg:x1="8.4cm" svg:y1="10.2cm" svg:x2="9.8cm" svg:y2="10.2cm" draw:start-shape="id7" draw:start-glue-point="1" draw:end-shape="id8" svg:d="M8400 10200h1400" svg:viewBox="0 0 1401 1">
            <text:p/>
          </draw:connector>
          <draw:connector draw:style-name="gr5" draw:text-style-name="P5" draw:layer="layout" draw:type="line" svg:x1="15cm" svg:y1="10.2cm" svg:x2="16.2cm" svg:y2="10.2cm" draw:start-shape="id8" draw:start-glue-point="1" draw:end-shape="id9" draw:end-glue-point="3" svg:d="M15000 10200h1200" svg:viewBox="0 0 1201 1">
            <text:p/>
          </draw:connector>
          <draw:connector draw:style-name="gr5" draw:text-style-name="P5" draw:layer="layout" draw:type="line" svg:x1="21cm" svg:y1="10.2cm" svg:x2="22.6cm" svg:y2="6.8cm" draw:start-shape="id9" draw:start-glue-point="1" draw:end-shape="id5" draw:end-glue-point="3" svg:d="M21000 10200l1600-3400" svg:viewBox="0 0 1601 3401">
            <text:p/>
          </draw:connector>
          <draw:connector draw:style-name="gr5" draw:text-style-name="P5" draw:layer="layout" draw:type="line" svg:x1="25cm" svg:y1="8.2cm" svg:x2="25cm" svg:y2="9.2cm" draw:start-shape="id5" draw:start-glue-point="2" draw:end-shape="id10" draw:end-glue-point="0" svg:d="M25000 8200v1000" svg:viewBox="0 0 1 1001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5-04T18:00:16.697693543</meta:creation-date>
    <dc:date>2015-05-04T19:15:58.644081997</dc:date>
    <dc:creator>jeanne </dc:creator>
    <meta:editing-duration>PT45M21S</meta:editing-duration>
    <meta:editing-cycles>1</meta:editing-cycles>
    <meta:document-statistic meta:object-count="43"/>
    <meta:generator>LibreOffice/4.2.8.2$Linux_X86_64 LibreOffice_project/420$Build-2</meta:generator>
  </office:meta>
</office:document-meta>
</file>